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4ce84"/>
    </style:style>
    <style:style style:name="P2" style:family="paragraph" style:parent-style-name="Heading_20_3">
      <style:text-properties officeooo:rsid="0014ce84" officeooo:paragraph-rsid="0014ce84"/>
    </style:style>
    <style:style style:name="P3" style:family="paragraph" style:parent-style-name="Horizontal_20_Line" style:list-style-name="L8">
      <style:text-properties officeooo:paragraph-rsid="0014ce84"/>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paragraph-properties fo:margin-top="0cm" fo:margin-bottom="0.499cm" style:contextual-spacing="false" style:writing-mode="lr-tb"/>
    </style:style>
    <style:style style:name="P6" style:family="paragraph" style:parent-style-name="Preformatted_20_Text">
      <style:paragraph-properties style:writing-mode="lr-tb"/>
    </style:style>
    <style:style style:name="P7" style:family="paragraph" style:parent-style-name="Preformatted_20_Text" style:list-style-name="L16"/>
    <style:style style:name="P8" style:family="paragraph" style:parent-style-name="Preformatted_20_Text" style:list-style-name="L16">
      <style:paragraph-properties fo:margin-top="0cm" fo:margin-bottom="0.499cm" style:contextual-spacing="false" style:writing-mode="lr-tb"/>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text-properties officeooo:paragraph-rsid="0014ce84"/>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5">
      <style:text-properties officeooo:rsid="0014ce84" officeooo:paragraph-rsid="0014ce84"/>
    </style:style>
    <style:style style:name="P26" style:family="paragraph" style:parent-style-name="Text_20_body">
      <style:text-properties officeooo:rsid="0014ce84" officeooo:paragraph-rsid="0014ce84"/>
    </style:style>
    <style:style style:name="P27" style:family="paragraph" style:parent-style-name="Text_20_body" style:list-style-name="L16"/>
    <style:style style:name="T1" style:family="text">
      <style:text-properties officeooo:rsid="0014ce8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umentation des appels MySQL</text:h>
      <text:h text:style-name="Heading_20_2" text:outline-level="2">Connexions à la base de données</text:h>
      <text:h text:style-name="Heading_20_3" text:outline-level="3"><text:span text:style-name="Source_20_Text">getRegisterPDO()</text:span></text:h>
      <text:list text:style-name="L1">
        <text:list-item>
          <text:p text:style-name="P9"><text:span text:style-name="Strong_20_Emphasis">Description</text:span> : Établit une connexion PDO pour l'inscription.</text:p>
        </text:list-item>
        <text:list-item>
          <text:p text:style-name="P9"><text:span text:style-name="Strong_20_Emphasis">Paramètres</text:span> : Aucun</text:p>
        </text:list-item>
        <text:list-item>
          <text:p text:style-name="P9"><text:span text:style-name="Strong_20_Emphasis">Retourne</text:span> : Un objet <text:span text:style-name="Source_20_Text">PDO</text:span></text:p>
        </text:list-item>
      </text:list>
      <text:h text:style-name="Heading_20_3" text:outline-level="3"><text:span text:style-name="Source_20_Text">getLoginPDO()</text:span></text:h>
      <text:list text:style-name="L2">
        <text:list-item>
          <text:p text:style-name="P10"><text:span text:style-name="Strong_20_Emphasis">Description</text:span> : Établit une connexion PDO pour la connexion utilisateur.</text:p>
        </text:list-item>
        <text:list-item>
          <text:p text:style-name="P10"><text:span text:style-name="Strong_20_Emphasis">Paramètres</text:span> : Aucun</text:p>
        </text:list-item>
        <text:list-item>
          <text:p text:style-name="P10"><text:span text:style-name="Strong_20_Emphasis">Retourne</text:span> : Un objet <text:span text:style-name="Source_20_Text">PDO</text:span></text:p>
        </text:list-item>
      </text:list>
      <text:p text:style-name="Horizontal_20_Line"/>
      <text:h text:style-name="Heading_20_2" text:outline-level="2">Requêtes SQL</text:h>
      <text:h text:style-name="Heading_20_3" text:outline-level="3">Vérification de l'existence d'un email</text:h>
      <text:p text:style-name="P4"><text:span text:style-name="Source_20_Text">SELECT * FROM llx_adherent WHERE email = ?</text:span></text:p>
      <text:list text:style-name="L3">
        <text:list-item>
          <text:p text:style-name="P11"><text:span text:style-name="Strong_20_Emphasis">Description</text:span> : Vérifie si l'email existe déjà dans la base de données.</text:p>
        </text:list-item>
        <text:list-item>
          <text:p text:style-name="P11"><text:span text:style-name="Strong_20_Emphasis">Paramètres</text:span> :</text:p>
          <text:list>
            <text:list-item>
              <text:p text:style-name="P11"><text:span text:style-name="Source_20_Text">?</text:span> (string) : Email de l'utilisateur</text:p>
            </text:list-item>
          </text:list>
        </text:list-item>
        <text:list-item>
          <text:p text:style-name="P11"><text:span text:style-name="Strong_20_Emphasis">Retourne</text:span> : Une ligne si l'email existe, sinon rien.</text:p>
        </text:list-item>
      </text:list>
      <text:h text:style-name="Heading_20_3" text:outline-level="3">Récupération du type "client"</text:h>
      <text:p text:style-name="P4"><text:span text:style-name="Source_20_Text">SELECT rowid FROM llx_adherent_type WHERE libelle = 'client' LIMIT 1</text:span></text:p>
      <text:list text:style-name="L4">
        <text:list-item>
          <text:p text:style-name="P12"><text:span text:style-name="Strong_20_Emphasis">Description</text:span> : Récupère l'ID du type d'adhérent "client".</text:p>
        </text:list-item>
        <text:list-item>
          <text:p text:style-name="P12"><text:span text:style-name="Strong_20_Emphasis">Paramètres</text:span> : Aucun</text:p>
        </text:list-item>
        <text:list-item>
          <text:p text:style-name="P12"><text:span text:style-name="Strong_20_Emphasis">Retourne</text:span> : <text:span text:style-name="Source_20_Text">rowid</text:span> du type client</text:p>
        </text:list-item>
      </text:list>
      <text:h text:style-name="Heading_20_3" text:outline-level="3">Insertion d'un nouvel utilisateur</text:h>
      <text:p text:style-name="P4"><text:span text:style-name="Source_20_Text">INSERT INTO llx_adherent (firstname, lastname, email, login, pass_crypted, fk_adherent_type) VALUES (?, ?, ?, ?, ?, ?)</text:span></text:p>
      <text:list text:style-name="L5">
        <text:list-item>
          <text:p text:style-name="P13"><text:span text:style-name="Strong_20_Emphasis">Description</text:span> : Insère un nouvel utilisateur dans la base de données.</text:p>
        </text:list-item>
        <text:list-item>
          <text:p text:style-name="P13"><text:span text:style-name="Strong_20_Emphasis">Paramètres</text:span> :</text:p>
          <text:list>
            <text:list-item>
              <text:p text:style-name="P13"><text:soft-page-break/><text:span text:style-name="Source_20_Text">?</text:span> (string) : Prénom</text:p>
            </text:list-item>
            <text:list-item>
              <text:p text:style-name="P13"><text:span text:style-name="Source_20_Text">?</text:span> (string) : Nom</text:p>
            </text:list-item>
            <text:list-item>
              <text:p text:style-name="P13"><text:span text:style-name="Source_20_Text">?</text:span> (string) : Email</text:p>
            </text:list-item>
            <text:list-item>
              <text:p text:style-name="P13"><text:span text:style-name="Source_20_Text">?</text:span> (string) : Login (identique à l'email)</text:p>
            </text:list-item>
            <text:list-item>
              <text:p text:style-name="P13"><text:span text:style-name="Source_20_Text">?</text:span> (string) : Mot de passe hashé</text:p>
            </text:list-item>
            <text:list-item>
              <text:p text:style-name="P13"><text:span text:style-name="Source_20_Text">?</text:span> (int) : ID du type d'adhérent</text:p>
            </text:list-item>
          </text:list>
        </text:list-item>
      </text:list>
      <text:h text:style-name="Heading_20_3" text:outline-level="3">Récupération des informations utilisateur pour la connexion</text:h>
      <text:p text:style-name="P4"><text:span text:style-name="Source_20_Text">SELECT rowid, firstname, lastname, pass_crypted FROM llx_adherent WHERE email = ?</text:span></text:p>
      <text:list text:style-name="L6">
        <text:list-item>
          <text:p text:style-name="P14"><text:span text:style-name="Strong_20_Emphasis">Description</text:span> : Vérifie si un utilisateur existe et récupère ses informations pour l'authentification.</text:p>
        </text:list-item>
        <text:list-item>
          <text:p text:style-name="P14"><text:span text:style-name="Strong_20_Emphasis">Paramètres</text:span> :</text:p>
          <text:list>
            <text:list-item>
              <text:p text:style-name="P14"><text:span text:style-name="Source_20_Text">?</text:span> (string) : Email</text:p>
            </text:list-item>
          </text:list>
        </text:list-item>
        <text:list-item>
          <text:p text:style-name="P14"><text:span text:style-name="Strong_20_Emphasis">Retourne</text:span> : <text:span text:style-name="Source_20_Text">rowid</text:span>, <text:span text:style-name="Source_20_Text">firstname</text:span>, <text:span text:style-name="Source_20_Text">lastname</text:span>, <text:span text:style-name="Source_20_Text">pass_crypted</text:span> si l'utilisateur existe.</text:p>
        </text:list-item>
      </text:list>
      <text:p text:style-name="Horizontal_20_Line"/>
      <text:h text:style-name="Heading_20_2" text:outline-level="2"/>
      <text:h text:style-name="Heading_20_3" text:outline-level="3">Appel pour récupérer les produits basés sur les parcours et le nombre de personnes</text:h>
      <text:p text:style-name="Text_20_body"><text:span text:style-name="Strong_20_Emphasis">Requête SQL :</text:span></text:p>
      <text:p text:style-name="Preformatted_20_Text">sql</text:p>
      <text:p text:style-name="Preformatted_20_Text"/>
      <text:p text:style-name="P6"><text:span text:style-name="Source_20_Text">SELECT </text:span></text:p>
      <text:p text:style-name="P6"><text:span text:style-name="Source_20_Text"><text:s text:c="4"/>p.rowid AS id,</text:span></text:p>
      <text:p text:style-name="P6"><text:span text:style-name="Source_20_Text"><text:s text:c="4"/>p.label, </text:span></text:p>
      <text:p text:style-name="P6"><text:span text:style-name="Source_20_Text"><text:s text:c="4"/>p.note, </text:span></text:p>
      <text:p text:style-name="P6"><text:span text:style-name="Source_20_Text"><text:s text:c="4"/>p.price_ttc, </text:span></text:p>
      <text:p text:style-name="P6"><text:span text:style-name="Source_20_Text"><text:s text:c="4"/>p.duration,</text:span></text:p>
      <text:p text:style-name="P6"><text:span text:style-name="Source_20_Text"><text:s text:c="4"/>pe.cat_client,</text:span></text:p>
      <text:p text:style-name="P6"><text:span text:style-name="Source_20_Text"><text:s text:c="4"/>pe.min,</text:span></text:p>
      <text:p text:style-name="P6"><text:span text:style-name="Source_20_Text"><text:s text:c="4"/>pe.max</text:span></text:p>
      <text:p text:style-name="P6"><text:span text:style-name="Source_20_Text">FROM llx_product p</text:span></text:p>
      <text:p text:style-name="P6"><text:span text:style-name="Source_20_Text">JOIN llx_product_extrafields pe ON pe.fk_object = p.rowid</text:span></text:p>
      <text:p text:style-name="P6"><text:span text:style-name="Source_20_Text">WHERE (</text:span></text:p>
      <text:p text:style-name="P6"><text:span text:style-name="Source_20_Text"><text:s text:c="4"/>FIND_IN_SET(pe.cat_client, ?) </text:span></text:p>
      <text:p text:style-name="P6"><text:span text:style-name="Source_20_Text">)</text:span></text:p>
      <text:p text:style-name="P6"><text:span text:style-name="Source_20_Text">AND (</text:span></text:p>
      <text:p text:style-name="P6"><text:span text:style-name="Source_20_Text"><text:s text:c="4"/>(pe.min IS NULL OR pe.min &lt;= ?) </text:span></text:p>
      <text:p text:style-name="P6"><text:span text:style-name="Source_20_Text"><text:s text:c="4"/>AND (pe.max IS NULL OR pe.max &gt;= ?)</text:span></text:p>
      <text:p text:style-name="P5"><text:span text:style-name="Source_20_Text">)</text:span></text:p>
      <text:p text:style-name="Text_20_body"><text:soft-page-break/><text:span text:style-name="Strong_20_Emphasis">Description :</text:span> Cette requête permet de récupérer des produits associés à un ou plusieurs parcours (via l'ID du parcours). Elle filtre les produits en fonction du nombre de personnes spécifié dans la session de réservation.</text:p>
      <text:p text:style-name="Text_20_body"><text:span text:style-name="Strong_20_Emphasis">Paramètres à passer :</text:span></text:p>
      <text:list text:style-name="L8">
        <text:list-item>
          <text:p text:style-name="P16"><text:span text:style-name="Source_20_Text">selected_ids</text:span> : Liste d'ID de parcours, utilisée pour la clause <text:span text:style-name="Source_20_Text">FIND_IN_SET</text:span>.</text:p>
        </text:list-item>
        <text:list-item>
          <text:p text:style-name="P16"><text:span text:style-name="Source_20_Text">nb_personnes</text:span> : Nombre de personnes, utilisé pour filtrer les produits en fonction de leur minimum et maximum autorisés (<text:span text:style-name="Source_20_Text">pe.min</text:span> et <text:span text:style-name="Source_20_Text">pe.max</text:span>).</text:p>
          <text:p text:style-name="P3"/>
        </text:list-item>
      </text:list>
      <text:h text:style-name="P1" text:outline-level="3">Appel pour récupérer les informations de l'utilisateur</text:h>
      <text:p text:style-name="Text_20_body"><text:span text:style-name="Strong_20_Emphasis">Requête SQL :</text:span></text:p>
      <text:p text:style-name="Preformatted_20_Text">sql</text:p>
      <text:p text:style-name="Preformatted_20_Text"/>
      <text:p text:style-name="P5"><text:span text:style-name="Source_20_Text">SELECT firstname, lastname, email FROM llx_adherent WHERE rowid = ?</text:span></text:p>
      <text:p text:style-name="Text_20_body"><text:span text:style-name="Strong_20_Emphasis">Description :</text:span> Cette requête permet de récupérer les informations de l'utilisateur connecté en fonction de son <text:span text:style-name="Source_20_Text">rowid</text:span> (qui est stocké dans la session sous la clé <text:span text:style-name="Source_20_Text">user_id</text:span>).</text:p>
      <text:p text:style-name="Text_20_body"><text:span text:style-name="Strong_20_Emphasis">Paramètres à passer :</text:span></text:p>
      <text:list text:style-name="L9">
        <text:list-item>
          <text:p text:style-name="P18"><text:span text:style-name="Source_20_Text">user_id</text:span> : L'ID de l'utilisateur (généralement la valeur de <text:span text:style-name="Source_20_Text">$_SESSION['user_id']</text:span>).</text:p>
        </text:list-item>
      </text:list>
      <text:p text:style-name="Text_20_body"><text:span text:style-name="Strong_20_Emphasis">Exécution dans le code :</text:span></text:p>
      <text:p text:style-name="Preformatted_20_Text">php</text:p>
      <text:p text:style-name="Preformatted_20_Text"/>
      <text:p text:style-name="P6"><text:span text:style-name="Source_20_Text">$stmt = $pdo-&gt;prepare("SELECT firstname, lastname, email FROM llx_adherent WHERE rowid = ?");</text:span></text:p>
      <text:p text:style-name="P6"><text:span text:style-name="Source_20_Text">$stmt-&gt;execute([$user_id]);</text:span></text:p>
      <text:p text:style-name="P5"><text:span text:style-name="Source_20_Text">$user = $stmt-&gt;fetch();</text:span></text:p>
      <text:h text:style-name="Heading_20_3" text:outline-level="3">2. Appel pour vérifier si un email existe déjà dans la base de données</text:h>
      <text:p text:style-name="Text_20_body"><text:span text:style-name="Strong_20_Emphasis">Requête SQL :</text:span></text:p>
      <text:p text:style-name="Preformatted_20_Text">sql</text:p>
      <text:p text:style-name="Preformatted_20_Text"/>
      <text:p text:style-name="P5"><text:span text:style-name="Source_20_Text">SELECT rowid FROM llx_adherent WHERE email = ? AND rowid != ?</text:span></text:p>
      <text:p text:style-name="Text_20_body"><text:span text:style-name="Strong_20_Emphasis">Description :</text:span> Cette requête vérifie si l'email passé en paramètre existe déjà dans la base de données, à l'exception de l'utilisateur actuellement connecté (c'est-à-dire, l'utilisateur avec <text:span text:style-name="Source_20_Text">rowid != ?</text:span>).</text:p>
      <text:p text:style-name="Text_20_body"><text:span text:style-name="Strong_20_Emphasis">Paramètres à passer :</text:span></text:p>
      <text:list text:style-name="L10">
        <text:list-item>
          <text:p text:style-name="P19"><text:span text:style-name="Source_20_Text">email</text:span> : L'email que l'utilisateur souhaite modifier.</text:p>
        </text:list-item>
        <text:list-item>
          <text:p text:style-name="P19"><text:span text:style-name="Source_20_Text">user_id</text:span> : L'ID de l'utilisateur connecté, utilisé pour exclure son propre email de la vérification.</text:p>
        </text:list-item>
      </text:list>
      <text:p text:style-name="Text_20_body"><text:span text:style-name="Strong_20_Emphasis">Exécution dans le code :</text:span></text:p>
      <text:p text:style-name="Preformatted_20_Text"><text:soft-page-break/>php</text:p>
      <text:p text:style-name="Preformatted_20_Text"/>
      <text:p text:style-name="P6"><text:span text:style-name="Source_20_Text">$stmt = $pdo-&gt;prepare("SELECT rowid FROM llx_adherent WHERE email = ? AND rowid != ?");</text:span></text:p>
      <text:p text:style-name="P6"><text:span text:style-name="Source_20_Text">$stmt-&gt;execute([$email, $user_id]);</text:span></text:p>
      <text:p text:style-name="P6"><text:span text:style-name="Source_20_Text">if ($stmt-&gt;fetch()) {</text:span></text:p>
      <text:p text:style-name="P6"><text:span text:style-name="Source_20_Text"><text:s text:c="4"/>echo "&lt;script&gt;alert('Cet email est déjà utilisé.');&lt;/script&gt;";</text:span></text:p>
      <text:p text:style-name="P5"><text:span text:style-name="Source_20_Text">}</text:span></text:p>
      <text:h text:style-name="Heading_20_3" text:outline-level="3">3. Appel pour mettre à jour les informations de l'utilisateur</text:h>
      <text:p text:style-name="Text_20_body"><text:span text:style-name="Strong_20_Emphasis">Requête SQL :</text:span></text:p>
      <text:p text:style-name="Preformatted_20_Text">sql</text:p>
      <text:p text:style-name="Preformatted_20_Text"/>
      <text:p text:style-name="P5"><text:span text:style-name="Source_20_Text">UPDATE llx_adherent SET firstname = ?, lastname = ?, email = ? WHERE rowid = ?</text:span></text:p>
      <text:p text:style-name="Text_20_body"><text:span text:style-name="Strong_20_Emphasis">Description :</text:span> Cette requête met à jour les informations (prénom, nom et email) de l'utilisateur spécifié par <text:span text:style-name="Source_20_Text">rowid</text:span>.</text:p>
      <text:p text:style-name="Text_20_body"><text:span text:style-name="Strong_20_Emphasis">Paramètres à passer :</text:span></text:p>
      <text:list text:style-name="L11">
        <text:list-item>
          <text:p text:style-name="P20"><text:span text:style-name="Source_20_Text">firstname</text:span> : Le nouveau prénom de l'utilisateur.</text:p>
        </text:list-item>
        <text:list-item>
          <text:p text:style-name="P20"><text:span text:style-name="Source_20_Text">lastname</text:span> : Le nouveau nom de l'utilisateur.</text:p>
        </text:list-item>
        <text:list-item>
          <text:p text:style-name="P20"><text:span text:style-name="Source_20_Text">email</text:span> : Le nouvel email de l'utilisateur.</text:p>
        </text:list-item>
        <text:list-item>
          <text:p text:style-name="P20"><text:span text:style-name="Source_20_Text">user_id</text:span> : L'ID de l'utilisateur à mettre à jour.</text:p>
        </text:list-item>
      </text:list>
      <text:p text:style-name="Text_20_body"><text:span text:style-name="Strong_20_Emphasis">Exécution dans le code :</text:span></text:p>
      <text:p text:style-name="Preformatted_20_Text">php</text:p>
      <text:p text:style-name="Preformatted_20_Text"/>
      <text:p text:style-name="P6"><text:span text:style-name="Source_20_Text">$stmt = $pdo-&gt;prepare("UPDATE llx_adherent SET firstname = ?, lastname = ?, email = ? WHERE rowid = ?");</text:span></text:p>
      <text:p text:style-name="P5"><text:span text:style-name="Source_20_Text">$stmt-&gt;execute([$firstname, $lastname, $email, $user_id]);</text:span></text:p>
      <text:h text:style-name="Heading_20_3" text:outline-level="3">4. Appel pour supprimer le compte de l'utilisateur</text:h>
      <text:p text:style-name="Text_20_body"><text:span text:style-name="Strong_20_Emphasis">Requête SQL :</text:span></text:p>
      <text:p text:style-name="Preformatted_20_Text">sql</text:p>
      <text:p text:style-name="P5"><text:span text:style-name="Source_20_Text">DELETE FROM llx_adherent WHERE rowid = ?</text:span></text:p>
      <text:p text:style-name="Text_20_body"><text:span text:style-name="Strong_20_Emphasis">Description :</text:span> Cette requête permet de supprimer l'utilisateur de la base de données en fonction de son <text:span text:style-name="Source_20_Text">rowid</text:span>. Elle est exécutée lorsque l'utilisateur choisit de supprimer son compte.</text:p>
      <text:p text:style-name="Text_20_body"><text:span text:style-name="Strong_20_Emphasis">Paramètres à passer :</text:span></text:p>
      <text:list text:style-name="L12">
        <text:list-item>
          <text:p text:style-name="P21"><text:span text:style-name="Source_20_Text">user_id</text:span> : L'ID de l'utilisateur à supprimer.</text:p>
        </text:list-item>
      </text:list>
      <text:p text:style-name="Text_20_body"><text:span text:style-name="Strong_20_Emphasis">Exécution dans le code :</text:span></text:p>
      <text:p text:style-name="Preformatted_20_Text">php</text:p>
      <text:p text:style-name="P6"><text:span text:style-name="Source_20_Text">$stmt = $pdo-&gt;prepare("DELETE FROM llx_adherent WHERE rowid = ?");</text:span></text:p>
      <text:p text:style-name="P6"><text:span text:style-name="Source_20_Text">$stmt-&gt;execute([$user_id]);</text:span></text:p>
      <text:p text:style-name="P5"><text:span text:style-name="Source_20_Text">session_destroy();</text:span></text:p>
      <text:p text:style-name="P17"><text:soft-page-break/></text:p>
      <text:h text:style-name="Heading_20_3" text:outline-level="3">Appel pour supprimer un produit du panier</text:h>
      <text:p text:style-name="Text_20_body"><text:span text:style-name="Strong_20_Emphasis">Requête SQL :</text:span></text:p>
      <text:p text:style-name="Preformatted_20_Text">sql</text:p>
      <text:p text:style-name="P6"><text:span text:style-name="Source_20_Text">DELETE FROM panier_produits </text:span></text:p>
      <text:p text:style-name="P6"><text:span text:style-name="Source_20_Text">WHERE id = :id </text:span></text:p>
      <text:p text:style-name="P5"><text:span text:style-name="Source_20_Text">AND panier_id IN (SELECT id FROM panier WHERE client_id = :client_id AND statut = 'en cours')</text:span></text:p>
      <text:p text:style-name="Text_20_body"><text:span text:style-name="Strong_20_Emphasis">Description :</text:span> Cette requête permet de supprimer un produit du panier de l'utilisateur en fonction de l'ID du produit (<text:span text:style-name="Source_20_Text">id</text:span>) et de l'ID du panier associé à l'utilisateur (<text:span text:style-name="Source_20_Text">client_id</text:span>). Elle vérifie également que le panier a le statut "en cours", ce qui signifie qu'il n'est pas encore validé ou terminé.</text:p>
      <text:p text:style-name="Text_20_body"><text:span text:style-name="Strong_20_Emphasis">Paramètres à passer :</text:span></text:p>
      <text:list text:style-name="L13">
        <text:list-item>
          <text:p text:style-name="P22"><text:span text:style-name="Source_20_Text">id</text:span> : L'ID du produit à supprimer dans la table <text:span text:style-name="Source_20_Text">panier_produits</text:span>.</text:p>
        </text:list-item>
        <text:list-item>
          <text:p text:style-name="P22"><text:span text:style-name="Source_20_Text">client_id</text:span> : L'ID de l'utilisateur connecté, utilisé pour vérifier que le panier appartient bien à l'utilisateur et qu'il est en cours.</text:p>
        </text:list-item>
      </text:list>
      <text:p text:style-name="Text_20_body"><text:span text:style-name="Strong_20_Emphasis">Exécution dans le code :</text:span></text:p>
      <text:p text:style-name="Preformatted_20_Text">php</text:p>
      <text:p text:style-name="P6"><text:span text:style-name="Source_20_Text">$sql = "DELETE FROM panier_produits WHERE id = :id AND panier_id IN (SELECT id FROM panier WHERE client_id = :client_id AND statut = 'en cours')";</text:span></text:p>
      <text:p text:style-name="P6"><text:span text:style-name="Source_20_Text">$stmt = $pdo-&gt;prepare($sql);</text:span></text:p>
      <text:p text:style-name="P5"><text:span text:style-name="Source_20_Text">$stmt-&gt;execute(['id' =&gt; $id_produit_panier, 'client_id' =&gt; $user_id]);</text:span></text:p>
      <text:h text:style-name="Heading_20_3" text:outline-level="3">2. Appel pour récupérer les produits du panier</text:h>
      <text:p text:style-name="Text_20_body"><text:span text:style-name="Strong_20_Emphasis">Requête SQL :</text:span></text:p>
      <text:p text:style-name="Preformatted_20_Text">sql</text:p>
      <text:p text:style-name="P6"><text:span text:style-name="Source_20_Text">SELECT pp.id, p.label, pp.date_entree, pp.date_sortie, pp.quantite, pp.prix_unitaire, pp.total</text:span></text:p>
      <text:p text:style-name="P6"><text:span text:style-name="Source_20_Text">FROM panier_produits pp</text:span></text:p>
      <text:p text:style-name="P6"><text:span text:style-name="Source_20_Text">JOIN llx_product p ON pp.produit_id = p.rowid</text:span></text:p>
      <text:p text:style-name="P6"><text:span text:style-name="Source_20_Text">JOIN panier pa ON pp.panier_id = pa.id</text:span></text:p>
      <text:p text:style-name="P5"><text:span text:style-name="Source_20_Text">WHERE pa.client_id = :client_id AND pa.statut = 'en cours'</text:span></text:p>
      <text:p text:style-name="Text_20_body"><text:span text:style-name="Strong_20_Emphasis">Description :</text:span> Cette requête permet de récupérer tous les produits présents dans le panier de l'utilisateur, en fonction de son ID (<text:span text:style-name="Source_20_Text">client_id</text:span>). Elle joint la table <text:span text:style-name="Source_20_Text">panier_produits</text:span> avec <text:span text:style-name="Source_20_Text">llx_product</text:span> pour obtenir les détails du produit, et avec la table <text:span text:style-name="Source_20_Text">panier</text:span> pour s'assurer que seuls les paniers en cours sont sélectionnés (ceux avec le statut "en cours").</text:p>
      <text:p text:style-name="Text_20_body"><text:span text:style-name="Strong_20_Emphasis">Paramètres à passer :</text:span></text:p>
      <text:list text:style-name="L14">
        <text:list-item>
          <text:p text:style-name="P23"><text:span text:style-name="Source_20_Text">client_id</text:span> : L'ID de l'utilisateur connecté, utilisé pour filtrer les paniers associés à cet utilisateur.</text:p>
        </text:list-item>
      </text:list>
      <text:p text:style-name="Text_20_body"><text:span text:style-name="Strong_20_Emphasis">Exécution dans le code :</text:span></text:p>
      <text:p text:style-name="Preformatted_20_Text">php</text:p>
      <text:p text:style-name="P6"><text:span text:style-name="Source_20_Text">$sql = "SELECT pp.id, p.label, pp.date_entree, pp.date_sortie, pp.quantite, pp.prix_unitaire, pp.total</text:span></text:p>
      <text:p text:style-name="P6"><text:soft-page-break/><text:span text:style-name="Source_20_Text"><text:s text:c="8"/>FROM panier_produits pp</text:span></text:p>
      <text:p text:style-name="P6"><text:span text:style-name="Source_20_Text"><text:s text:c="8"/>JOIN llx_product p ON pp.produit_id = p.rowid</text:span></text:p>
      <text:p text:style-name="P6"><text:span text:style-name="Source_20_Text"><text:s text:c="8"/>JOIN panier pa ON pp.panier_id = pa.id</text:span></text:p>
      <text:p text:style-name="P6"><text:span text:style-name="Source_20_Text"><text:s text:c="8"/>WHERE pa.client_id = :client_id AND pa.statut = 'en cours'";</text:span></text:p>
      <text:p text:style-name="P6"><text:span text:style-name="Source_20_Text">$stmt = $pdo-&gt;prepare($sql);</text:span></text:p>
      <text:p text:style-name="P6"><text:span text:style-name="Source_20_Text">$stmt-&gt;execute(['client_id' =&gt; $user_id]);</text:span></text:p>
      <text:p text:style-name="P5"><text:span text:style-name="Source_20_Text">$produits = $stmt-&gt;fetchAll();</text:span></text:p>
      <text:h text:style-name="Heading_20_3" text:outline-level="3">Appel pour récupérer les parcours depuis la base de données</text:h>
      <text:p text:style-name="Text_20_body"><text:span text:style-name="Strong_20_Emphasis">Requête SQL :</text:span></text:p>
      <text:p text:style-name="Preformatted_20_Text">sq<text:span text:style-name="T1">l</text:span></text:p>
      <text:p text:style-name="P5"><text:span text:style-name="Source_20_Text">SELECT label FROM llx_categorie WHERE type = 10</text:span></text:p>
      <text:p text:style-name="Text_20_body"><text:span text:style-name="Strong_20_Emphasis">Description :</text:span> Cette requête permet de récupérer tous les parcours disponibles depuis la table <text:span text:style-name="Source_20_Text">llx_categorie</text:span>. Elle filtre les parcours en fonction de la valeur <text:span text:style-name="Source_20_Text">10</text:span> dans la colonne <text:span text:style-name="Source_20_Text">type</text:span>, ce qui pourrait être un type spécifique pour les catégories de parcours dans ton système.</text:p>
      <text:p text:style-name="Text_20_body"><text:span text:style-name="Strong_20_Emphasis">Paramètres à passer :</text:span></text:p>
      <text:list text:style-name="L15">
        <text:list-item>
          <text:p text:style-name="P24">Aucun paramètre n'est passé directement à cette requête car elle ne nécessite que la valeur constante de <text:span text:style-name="Source_20_Text">type = 10</text:span> pour récupérer les parcours.</text:p>
        </text:list-item>
        <text:list-item>
          <text:p text:style-name="P25">Le type 10 correspond au niveau du produit ou service.</text:p>
        </text:list-item>
      </text:list>
      <text:h text:style-name="P2" text:outline-level="3"><text:span text:style-name="Strong_20_Emphasis">Récupération du produit via l'ID</text:span></text:h>
      <text:p text:style-name="Text_20_body">Lorsque l'utilisateur accède à cette page avec un <text:span text:style-name="Source_20_Text">id</text:span> spécifique dans l'URL (<text:span text:style-name="Source_20_Text">id</text:span> passé en paramètre), ton script récupère ce produit depuis la base de données et affiche ses informations.</text:p>
      <text:h text:style-name="Heading_20_4" text:outline-level="4">1.1. <text:span text:style-name="Strong_20_Emphasis">Requête SQL pour récupérer les détails du produit</text:span></text:h>
      <text:p text:style-name="Text_20_body">La requête SQL permet de récupérer toutes les informations du produit correspondant à l'ID fourni dans l'URL.</text:p>
      <text:p text:style-name="Preformatted_20_Text">php</text:p>
      <text:p text:style-name="Preformatted_20_Text">CopierModifier</text:p>
      <text:p text:style-name="P6"><text:span text:style-name="Source_20_Text">$query = $pdo-&gt;prepare("SELECT * FROM llx_product WHERE rowid = :id");</text:span></text:p>
      <text:p text:style-name="P6"><text:span text:style-name="Source_20_Text">$query-&gt;execute(['id' =&gt; $id]);</text:span></text:p>
      <text:p text:style-name="P5"><text:span text:style-name="Source_20_Text">$produit = $query-&gt;fetch();</text:span></text:p>
      <text:list text:style-name="L16">
        <text:list-item>
          <text:p text:style-name="P27"><text:span text:style-name="Strong_20_Emphasis">Requête SQL :</text:span></text:p>
          <text:p text:style-name="P7">sql</text:p>
          <text:p text:style-name="P8"><text:span text:style-name="Source_20_Text">SELECT * FROM llx_product WHERE rowid = :id</text:span></text:p>
          <text:p text:style-name="P27">Cette requête sélectionne toutes les colonnes de la table <text:span text:style-name="Source_20_Text">llx_product</text:span> pour un produit spécifique (défini par l'ID).</text:p>
        </text:list-item>
      </text:list>
      <text:p text:style-name="P26"/>
      <text:h text:style-name="Heading_20_3" text:outline-level="3">1. Vérification de l'existence du produit</text:h>
      <text:p text:style-name="Preformatted_20_Text">sql</text:p>
      <text:p text:style-name="Preformatted_20_Text">CopierModifier</text:p>
      <text:p text:style-name="P5"><text:span text:style-name="Source_20_Text">SELECT * FROM llx_product WHERE rowid = :id</text:span></text:p>
      <text:p text:style-name="Text_20_body"><text:soft-page-break/>Cette requête récupère un produit spécifique en fonction de son <text:span text:style-name="Source_20_Text">rowid</text:span>. Elle est correcte et sécurisée grâce à l'utilisation de <text:span text:style-name="Source_20_Text">:id</text:span>.</text:p>
      <text:h text:style-name="Heading_20_3" text:outline-level="3">2. Vérification de l'existence d'un panier "en cours"</text:h>
      <text:p text:style-name="Preformatted_20_Text">sql</text:p>
      <text:p text:style-name="Preformatted_20_Text">CopierModifier</text:p>
      <text:p text:style-name="P5"><text:span text:style-name="Source_20_Text">SELECT id FROM panier WHERE client_id = :client_id AND statut = 'en cours' LIMIT 1</text:span></text:p>
      <text:p text:style-name="Text_20_body">Cette requête vérifie si l'utilisateur a un panier en cours. Elle est sécurisée et efficace avec l'utilisation de <text:span text:style-name="Source_20_Text">LIMIT 1</text:span> pour ne récupérer qu'un seul panier.</text:p>
      <text:h text:style-name="Heading_20_3" text:outline-level="3">3. Création d'un nouveau panier</text:h>
      <text:p text:style-name="Preformatted_20_Text">sql</text:p>
      <text:p text:style-name="Preformatted_20_Text">CopierModifier</text:p>
      <text:p text:style-name="P5"><text:span text:style-name="Source_20_Text">INSERT INTO panier (client_id, date_creation, statut) VALUES (:client_id, NOW(), 'en cours')</text:span></text:p>
      <text:p text:style-name="Text_20_body">Cette requête insère un nouveau panier pour l'utilisateur avec un statut "en cours". L'utilisation de <text:span text:style-name="Source_20_Text">NOW()</text:span> pour la date de création est correcte.</text:p>
      <text:h text:style-name="Heading_20_3" text:outline-level="3">4. Vérification si le produit est déjà dans le panier avec les mêmes dates</text:h>
      <text:p text:style-name="Preformatted_20_Text">sql</text:p>
      <text:p text:style-name="Preformatted_20_Text">CopierModifier</text:p>
      <text:p text:style-name="P6"><text:span text:style-name="Source_20_Text">SELECT id, quantite FROM panier_produits </text:span></text:p>
      <text:p text:style-name="P6"><text:span text:style-name="Source_20_Text">WHERE panier_id = :panier_id </text:span></text:p>
      <text:p text:style-name="P6"><text:span text:style-name="Source_20_Text">AND produit_id = :produit_id </text:span></text:p>
      <text:p text:style-name="P6"><text:span text:style-name="Source_20_Text">AND date_entree = :date_entree </text:span></text:p>
      <text:p text:style-name="P5"><text:span text:style-name="Source_20_Text">AND date_sortie = :date_sortie</text:span></text:p>
      <text:p text:style-name="Text_20_body">Cette requête vérifie si le produit est déjà dans le panier avec les mêmes dates d'entrée et de sortie. Elle est logique et bien formulée pour gérer cette vérification.</text:p>
      <text:h text:style-name="Heading_20_3" text:outline-level="3">5. Mise à jour de la quantité si le produit existe déjà</text:h>
      <text:p text:style-name="Preformatted_20_Text">sql</text:p>
      <text:p text:style-name="Preformatted_20_Text">CopierModifier</text:p>
      <text:p text:style-name="P5"><text:span text:style-name="Source_20_Text">UPDATE panier_produits SET quantite = quantite + 1 WHERE id = :id</text:span></text:p>
      <text:p text:style-name="Text_20_body">Cette requête met à jour la quantité du produit dans le panier, ce qui est parfait si le produit est déjà présent avec les mêmes dates. C'est une mise à jour correcte.</text:p>
      <text:h text:style-name="Heading_20_3" text:outline-level="3">6. Ajout du produit au panier</text:h>
      <text:p text:style-name="Preformatted_20_Text">sql</text:p>
      <text:p text:style-name="Preformatted_20_Text">CopierModifier</text:p>
      <text:p text:style-name="P6"><text:span text:style-name="Source_20_Text">INSERT INTO panier_produits (panier_id, produit_id, quantite, prix_unitaire, total, date_entree, date_sortie) </text:span></text:p>
      <text:p text:style-name="P5"><text:span text:style-name="Source_20_Text">VALUES (:panier_id, :produit_id, 1, :prix, :prix, :date_entree, :date_sortie)</text:span></text:p>
      <text:p text:style-name="Text_20_body">Si le produit n'est pas encore dans le panier, il est ajouté avec une quantité de 1, et les prix et dates sont insérés correctement. La requête est bien structurée pour cette opération.</text:p>
      <text:p text:style-name="Text_20_body"/>
      <text:h text:style-name="Heading_20_2" text:outline-level="2"><text:soft-page-break/>Remarques</text:h>
      <text:list text:style-name="L7">
        <text:list-item>
          <text:p text:style-name="P15">Les connexions utilisent <text:span text:style-name="Source_20_Text">PDO</text:span> avec <text:span text:style-name="Source_20_Text">ATTR_ERRMODE =&gt; ERRMODE_EXCEPTION</text:span> pour gérer les erreurs proprement.</text:p>
        </text:list-item>
        <text:list-item>
          <text:p text:style-name="P15">Les mots de passe sont hashés avec <text:span text:style-name="Source_20_Text">password_hash()</text:span> avant l'insertion.</text:p>
        </text:list-item>
        <text:list-item>
          <text:p text:style-name="P15"><text:span text:style-name="Source_20_Text">password_verify()</text:span> est utilisé pour l'authentification.</text:p>
        </text:list-item>
      </text:list>
      <text:p text:style-name="Text_20_body"/>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1T10:12:05.117000000</meta:creation-date>
    <dc:date>2025-04-01T10:25:22.828000000</dc:date>
    <meta:editing-duration>PT13M18S</meta:editing-duration>
    <meta:editing-cycles>1</meta:editing-cycles>
    <meta:document-statistic meta:table-count="0" meta:image-count="0" meta:object-count="0" meta:page-count="8" meta:paragraph-count="213" meta:word-count="1685" meta:character-count="10620" meta:non-whitespace-character-count="9102"/>
    <meta:generator>LibreOffice/7.4.1.2$Windows_X86_64 LibreOffice_project/3c58a8f3a960df8bc8fd77b461821e42c061c5f0</meta:generator>
  </office:meta>
</office:document-meta>
</file>